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ae2" officeooo:paragraph-rsid="00009ae2"/>
    </style:style>
    <style:style style:name="P2" style:family="paragraph" style:parent-style-name="Standard">
      <style:text-properties officeooo:rsid="0001f51f" officeooo:paragraph-rsid="00009ae2"/>
    </style:style>
    <style:style style:name="P3" style:family="paragraph" style:parent-style-name="Standard">
      <style:text-properties officeooo:rsid="0001f51f" officeooo:paragraph-rsid="0001f51f"/>
    </style:style>
    <style:style style:name="P4" style:family="paragraph" style:parent-style-name="Standard">
      <style:text-properties officeooo:rsid="00026e46" officeooo:paragraph-rsid="00026e46"/>
    </style:style>
    <style:style style:name="P5" style:family="paragraph" style:parent-style-name="Standard">
      <style:text-properties fo:font-weight="bold" officeooo:rsid="000384e5" officeooo:paragraph-rsid="000384e5" style:font-weight-asian="bold" style:font-weight-complex="bold"/>
    </style:style>
    <style:style style:name="P6" style:family="paragraph" style:parent-style-name="Standard">
      <style:text-properties fo:color="#ed1c24" fo:font-size="16pt" style:text-underline-style="solid" style:text-underline-width="auto" style:text-underline-color="font-color" fo:font-weight="bold" officeooo:rsid="00084381" officeooo:paragraph-rsid="00084381" style:font-size-asian="16pt" style:font-weight-asian="bold" style:font-size-complex="16pt" style:font-weight-complex="bol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26e46" officeooo:paragraph-rsid="00026e46"/>
    </style:style>
    <style:style style:name="P8" style:family="paragraph" style:parent-style-name="Standard">
      <style:text-properties officeooo:rsid="00009ae2" officeooo:paragraph-rsid="00009ae2"/>
    </style:style>
    <style:style style:name="P9" style:family="paragraph" style:parent-style-name="Standard">
      <style:text-properties officeooo:rsid="0009874e" officeooo:paragraph-rsid="0009874e"/>
    </style:style>
    <style:style style:name="T1" style:family="text">
      <style:text-properties officeooo:rsid="0001f5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6e46"/>
    </style:style>
    <style:style style:name="T4" style:family="text">
      <style:text-properties fo:font-variant="normal" fo:text-transform="none" fo:color="#231f20" style:font-name="Open Sans" fo:font-size="12pt" fo:letter-spacing="normal" fo:font-style="normal"/>
    </style:style>
    <style:style style:name="T5" style:family="text">
      <style:text-properties fo:font-variant="normal" fo:text-transform="none" fo:color="#231f20" style:font-name="Open Sans" fo:font-size="12pt" fo:letter-spacing="normal" fo:font-style="normal" fo:font-weight="normal"/>
    </style:style>
    <style:style style:name="T6" style:family="text">
      <style:text-properties fo:font-variant="normal" fo:text-transform="none" fo:color="#231f20" fo:letter-spacing="normal"/>
    </style:style>
    <style:style style:name="T7" style:family="text">
      <style:text-properties fo:font-variant="normal" fo:text-transform="none" fo:color="#faa61a" style:font-name="Open Sans" fo:font-size="12pt" fo:letter-spacing="normal" fo:font-style="normal"/>
    </style:style>
    <style:style style:name="T8" style:family="text">
      <style:text-properties fo:font-variant="normal" fo:text-transform="none" fo:color="#5c2d91" style:font-name="Open Sans" fo:font-size="12pt" fo:letter-spacing="normal" fo:font-style="normal" style:text-underline-style="solid" style:text-underline-width="auto" style:text-underline-color="font-color"/>
    </style:style>
    <style:style style:name="T9" style:family="text">
      <style:text-properties officeooo:rsid="0004ea6c"/>
    </style:style>
    <style:style style:name="T10" style:family="text">
      <style:text-properties officeooo:rsid="000662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: KrystalKash</text:p>
      <text:p text:style-name="P1">Date : 2/16/2018</text:p>
      <text:p text:style-name="P1">Team : Krystal Zheng, Founder : Self, MR Developer</text:p>
      <text:p text:style-name="P1"/>
      <text:p text:style-name="P1">Why does KrystalKash exist?</text:p>
      <text:p text:style-name="P1"/>
      <text:p text:style-name="P1">KrystalKash exists to inform, direct and deliver consumers to commercial partners <text:span text:style-name="T1">in the brick and mortar space</text:span>. </text:p>
      <text:p text:style-name="P2"/>
      <text:p text:style-name="P3">What KrystalKash <text:span text:style-name="T10">does</text:span>?</text:p>
      <text:p text:style-name="P3"/>
      <text:p text:style-name="P3">KrystalKash is a<text:span text:style-name="T9">n application that uses a</text:span> virtual currency <text:span text:style-name="T9">for</text:span> purchases at partner locations. KrystalKash is <text:span text:style-name="T9">a </text:span>currency you <text:span text:style-name="T10">collect</text:span> on location <text:span text:style-name="T2">during</text:span> a <text:span text:style-name="T10">instore </text:span>shopping experience.</text:p>
      <text:p text:style-name="P3"/>
      <text:p text:style-name="P3">How does it work?</text:p>
      <text:p text:style-name="P3"/>
      <text:p text:style-name="P3">The application places "KrystalKash" at locations (requested by retail) in the real world. Afterward, users are directed (via application) to collect it. <text:span text:style-name="T3">KrystalKash comes in three forms: BlueKrystal, RedKrystal, and GreenKrystal. </text:span></text:p>
      <text:p text:style-name="P3"/>
      <text:p text:style-name="P4">Who uses KrystalKash?</text:p>
      <text:p text:style-name="P4"/>
      <text:p text:style-name="P7">KrystalKash is designed with smartphone enabled data users in mind. </text:p>
      <text:p text:style-name="P4"/>
      <text:p text:style-name="P6">Potential Client for 2019</text:p>
      <text:p text:style-name="P4"/>
      <text:p text:style-name="P5">Perry-Ellis International (Fashion Brand seeking innovation)</text:p>
      <text:p text:style-name="P5"/>
      <text:p text:style-name="P5"><text:span text:style-name="T4">Pitch to PERY is focused on finding novel solutions to some of retail’s biggest opportunities, </text:span><text:span text:style-name="T8">including driving brand awareness</text:span><text:span text:style-name="T4">, increasing e-commerce sales, </text:span><text:span text:style-name="T7">enhancing consumer in-store experience,</text:span><text:span text:style-name="T4"> and introducing new Internet of Things (IoT) products to PEI’s roster of brands, which include the iconic brand Perry Ellis®, An Original Penguin® by Munsingwear®, Laundry by Shelli Segal®, Cubavera®, Callaway® and Peony &amp; Me®.</text:span> </text:p>
      <text:p text:style-name="P5"/>
      <text:p text:style-name="P5"><text:span text:style-name="T5">Applicants should preferably be companies with demonstrated proof-of-concepts, established client base and preliminary funding. You </text:span><text:span text:style-name="T4">do not</text:span><text:span text:style-name="T6"> </text:span><text:span text:style-name="T5">need to be located in Miami to apply.</text:span> </text:p>
      <text:p text:style-name="P1"/>
      <text:p text:style-name="P9">*Needs Website to communicate ideas and start convers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S</meta:editing-duration>
    <meta:editing-cycles>6</meta:editing-cycles>
    <meta:generator>LibreOffice/5.4.3.2$Windows_X86_64 LibreOffice_project/92a7159f7e4af62137622921e809f8546db437e5</meta:generator>
    <dc:date>2018-02-17T15:42:41.430000000</dc:date>
    <meta:document-statistic meta:table-count="0" meta:image-count="0" meta:object-count="0" meta:page-count="1" meta:paragraph-count="16" meta:word-count="218" meta:character-count="1516" meta:non-whitespace-character-count="1309"/>
    <meta:user-defined meta:name="Info 1"/>
    <meta:user-defined meta:name="Info 2"/>
    <meta:user-defined meta:name="Info 3"/>
    <meta:user-defined meta:name="Info 4"/>
  </office:meta>
</office:document-meta>
</file>